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haris SIL" svg:font-family="'Charis SIL'"/>
    <style:font-face style:name="Mojikyo M202" svg:font-family="'Mojikyo M202'"/>
    <style:font-face style:name="Mojikyo M203" svg:font-family="'Mojikyo M203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75cm"/>
    </style:style>
    <style:style style:name="co3" style:family="table-column">
      <style:table-column-properties fo:break-before="auto" style:column-width="1.358cm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Mojikyo M202" fo:font-size="14pt" fo:font-style="normal" fo:text-shadow="none" style:text-underline-style="none" fo:font-weight="normal" style:font-name-asian="Mojikyo M202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Charis SIL1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haris SIL1" style:font-size-asian="10.5pt" style:language-asian="en" style:country-asian="US" style:font-style-asian="normal" style:font-weight-asian="normal" style:font-name-complex="SimSun-Identity-H" style:font-size-complex="5.94999980926514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Mojikyo M203" fo:font-size="14pt" fo:font-style="normal" fo:text-shadow="none" style:text-underline-style="none" fo:font-weight="normal" style:font-name-asian="Mojikyo M203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ext-properties style:font-name="Charis SIL1" style:font-name-asian="Charis SIL1"/>
    </style:style>
    <style:style style:name="ce6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haris SI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Charis SI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SimSun-Identity-H" style:font-size-complex="12pt" style:language-complex="en" style:country-complex="US" style:font-style-complex="normal" style:font-weight-complex="normal" style:text-emphasize="none" style:font-relief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ris SIL1" fo:font-size="12pt" style:font-name-asian="Charis SIL1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haris SIL1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ext-properties style:font-name="Charis SIL1" style:font-name-asian="宋体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Charis SIL1" fo:language="en" fo:country="US" fo:text-shadow="none" style:text-underline-style="none" fo:font-weight="normal" style:text-underline-mode="continuous" style:text-overline-mode="continuous" style:text-line-through-mode="continuous" style:font-name-asian="宋体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9" style:family="table-cell" style:parent-style-name="Default">
      <style:text-properties style:font-name-asian="宋体"/>
    </style:style>
    <style:style style:name="ce20" style:family="table-cell" style:parent-style-name="Default">
      <style:text-properties style:use-window-font-color="true" style:text-outline="false" style:text-line-through-style="none" style:font-name="Charis SIL1" fo:language="en" fo:country="US" fo:text-shadow="none" style:text-underline-style="none" fo:font-weight="normal" style:text-underline-mode="continuous" style:text-overline-mode="continuous" style:text-line-through-mode="continuous" style:font-name-asian="Charis SIL1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21" style:family="table-cell" style:parent-style-name="Default">
      <style:text-properties style:font-name="Charis SIL1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font-name="Charis SIL1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font-name-complex="Tahoma" style:language-complex="zxx" style:country-complex="none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Charis SIL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haris SIL1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position="0% 100%" style:font-name="Charis SI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2">
          <table:table-cell table:style-name="ce1" office:value-type="string">
            <text:p>坤</text:p>
          </table:table-cell>
          <table:table-cell table:style-name="ce6" office:value-type="string">
            <text:p>0585</text:p>
          </table:table-cell>
          <table:table-cell table:style-name="ce12" office:value-type="string">
            <text:p>ɕjɨ</text:p>
          </table:table-cell>
          <table:table-cell table:style-name="ce14" office:value-type="string">
            <text:p>2_60</text:p>
          </table:table-cell>
          <table:table-cell table:style-name="ce16" office:value-type="string">
            <text:p>草</text:p>
          </table:table-cell>
          <table:table-cell table:style-name="ce16"/>
          <table:table-cell table:style-name="ce5" office:value-type="string">
            <text:p>xɕaj</text:p>
          </table:table-cell>
          <table:table-cell table:style-name="ce5" table:number-columns-repeated="2"/>
          <table:table-cell table:style-name="ce5" office:value-type="string">
            <text:p>gj</text:p>
          </table:table-cell>
          <table:table-cell table:style-name="ce5" table:number-columns-repeated="1014"/>
        </table:table-row>
        <table:table-row table:style-name="ro4">
          <table:table-cell table:style-name="ce2" office:value-type="string">
            <text:p>詬</text:p>
          </table:table-cell>
          <table:table-cell table:style-name="ce7" office:value-type="float" office:value="5043">
            <text:p>5043</text:p>
          </table:table-cell>
          <table:table-cell table:style-name="ce13" office:value-type="string">
            <text:p>dzjwɨ</text:p>
          </table:table-cell>
          <table:table-cell table:style-name="ce15" office:value-type="string">
            <text:p>2_28</text:p>
          </table:table-cell>
          <table:table-cell table:style-name="ce17" office:value-type="string">
            <text:p>判</text:p>
          </table:table-cell>
          <table:table-cell table:style-name="ce17"/>
          <table:table-cell table:style-name="ce5" office:value-type="string">
            <text:p>rɤmdzɯt</text:p>
          </table:table-cell>
          <table:table-cell table:style-name="ce5" table:number-columns-repeated="2"/>
          <table:table-cell office:value-type="string">
            <text:p>gx</text:p>
          </table:table-cell>
          <table:table-cell table:style-name="ce5" table:number-columns-repeated="1014"/>
        </table:table-row>
        <table:table-row table:style-name="ro2">
          <table:table-cell table:style-name="ce2" office:value-type="string">
            <text:p>圸</text:p>
          </table:table-cell>
          <table:table-cell table:style-name="ce6" office:value-type="string">
            <text:p>2847</text:p>
          </table:table-cell>
          <table:table-cell table:style-name="ce12" office:value-type="string">
            <text:p>.u.</text:p>
          </table:table-cell>
          <table:table-cell table:style-name="ce14" office:value-type="string">
            <text:p>2_51</text:p>
          </table:table-cell>
          <table:table-cell table:style-name="ce17" office:value-type="string">
            <text:p>擔</text:p>
          </table:table-cell>
          <table:table-cell table:style-name="ce17"/>
          <table:table-cell table:style-name="ce5" office:value-type="string">
            <text:p>jqu</text:p>
          </table:table-cell>
          <table:table-cell table:style-name="ce5" table:number-columns-repeated="2"/>
          <table:table-cell office:value-type="string">
            <text:p>gj</text:p>
          </table:table-cell>
          <table:table-cell table:style-name="ce5" table:number-columns-repeated="1014"/>
        </table:table-row>
        <table:table-row table:style-name="ro2">
          <table:table-cell table:style-name="ce2" office:value-type="string">
            <text:p>罪</text:p>
          </table:table-cell>
          <table:table-cell table:style-name="ce7" office:value-type="string">
            <text:p>0645</text:p>
          </table:table-cell>
          <table:table-cell table:style-name="ce12" office:value-type="string">
            <text:p>.wu</text:p>
          </table:table-cell>
          <table:table-cell table:style-name="ce15" office:value-type="string">
            <text:p>2_51</text:p>
          </table:table-cell>
          <table:table-cell table:style-name="ce17" office:value-type="string">
            <text:p>助</text:p>
          </table:table-cell>
          <table:table-cell table:style-name="ce17"/>
          <table:table-cell table:style-name="ce5" office:value-type="string">
            <text:p>qur</text:p>
          </table:table-cell>
          <table:table-cell table:style-name="ce5" office:value-type="string">
            <text:p>ʁʚ</text:p>
          </table:table-cell>
          <table:table-cell table:style-name="ce5"/>
          <table:table-cell table:style-name="ce5" office:value-type="string">
            <text:p>gj</text:p>
          </table:table-cell>
          <table:table-cell table:style-name="ce5" table:number-columns-repeated="1014"/>
        </table:table-row>
        <table:table-row table:style-name="ro2">
          <table:table-cell table:style-name="ce1" office:value-type="string">
            <text:p>垉</text:p>
          </table:table-cell>
          <table:table-cell table:style-name="ce6" office:value-type="float" office:value="2857">
            <text:p>2857</text:p>
          </table:table-cell>
          <table:table-cell table:style-name="ce12" office:value-type="string">
            <text:p>ŋ<text:span text:style-name="T1">o</text:span></text:p>
          </table:table-cell>
          <table:table-cell table:style-name="ce14" office:value-type="string">
            <text:p>2_42</text:p>
          </table:table-cell>
          <table:table-cell table:style-name="ce17" office:value-type="string">
            <text:p>病</text:p>
          </table:table-cell>
          <table:table-cell table:style-name="ce17"/>
          <table:table-cell table:style-name="ce5" office:value-type="string">
            <text:p>tɤŋɤm</text:p>
          </table:table-cell>
          <table:table-cell table:style-name="ce5" table:number-columns-repeated="2"/>
          <table:table-cell office:value-type="string">
            <text:p>gx</text:p>
          </table:table-cell>
          <table:table-cell table:style-name="ce5" table:number-columns-repeated="1014"/>
        </table:table-row>
        <table:table-row table:style-name="ro2">
          <table:table-cell table:style-name="ce3"/>
          <table:table-cell table:style-name="ce8" office:value-type="float" office:value="5046">
            <text:p>5046</text:p>
          </table:table-cell>
          <table:table-cell table:style-name="ce10" office:value-type="string">
            <text:p>nu</text:p>
          </table:table-cell>
          <table:table-cell table:style-name="ce5"/>
          <table:table-cell table:style-name="ce18" office:value-type="string">
            <text:p>针</text:p>
          </table:table-cell>
          <table:table-cell table:style-name="ce18"/>
          <table:table-cell table:style-name="ce20" office:value-type="string">
            <text:p>tɯmnɯ</text:p>
          </table:table-cell>
          <table:table-cell table:style-name="ce20" table:number-columns-repeated="2"/>
          <table:table-cell table:style-name="ce5" office:value-type="string">
            <text:p>gj</text:p>
          </table:table-cell>
          <table:table-cell table:style-name="ce5" office:value-type="string">
            <text:p>?</text:p>
          </table:table-cell>
          <table:table-cell table:style-name="ce5" table:number-columns-repeated="1013"/>
        </table:table-row>
        <table:table-row table:style-name="ro2">
          <table:table-cell table:style-name="ce2" office:value-type="string">
            <text:p>柎</text:p>
          </table:table-cell>
          <table:table-cell table:style-name="ce7" office:value-type="float" office:value="3547">
            <text:p>3547</text:p>
          </table:table-cell>
          <table:table-cell table:style-name="ce13" office:value-type="string">
            <text:p>lia</text:p>
          </table:table-cell>
          <table:table-cell table:style-name="ce15" office:value-type="string">
            <text:p>2_15</text:p>
          </table:table-cell>
          <table:table-cell table:style-name="ce17" office:value-type="string">
            <text:p>醉</text:p>
          </table:table-cell>
          <table:table-cell table:style-name="ce17"/>
          <table:table-cell table:style-name="ce5"/>
          <table:table-cell table:style-name="ce22" office:value-type="string">
            <text:p>kɑldɑ́ʔ </text:p>
          </table:table-cell>
          <table:table-cell table:style-name="ce5"/>
          <table:table-cell office:value-type="string">
            <text:p>gx</text:p>
          </table:table-cell>
          <table:table-cell table:style-name="ce5" office:value-type="string">
            <text:p>?</text:p>
          </table:table-cell>
          <table:table-cell table:style-name="ce5" table:number-columns-repeated="1013"/>
        </table:table-row>
        <table:table-row table:style-name="ro2">
          <table:table-cell table:style-name="ce3"/>
          <table:table-cell table:style-name="ce9" office:value-type="float" office:value="964">
            <text:p>964</text:p>
          </table:table-cell>
          <table:table-cell table:style-name="ce9" office:value-type="string">
            <text:p>·wọ </text:p>
          </table:table-cell>
          <table:table-cell table:style-name="ce5"/>
          <table:table-cell table:style-name="ce16" office:value-type="string">
            <text:p>枕</text:p>
          </table:table-cell>
          <table:table-cell table:style-name="ce16"/>
          <table:table-cell table:style-name="ce5" office:value-type="string">
            <text:p>tɤ-mkɯm</text:p>
          </table:table-cell>
          <table:table-cell table:style-name="ce5" table:number-columns-repeated="2"/>
          <table:table-cell office:value-type="string">
            <text:p>gx</text:p>
          </table:table-cell>
          <table:table-cell table:style-name="ce3"/>
          <table:table-cell table:style-name="ce5" table:number-columns-repeated="1013"/>
        </table:table-row>
        <table:table-row table:style-name="ro2">
          <table:table-cell table:style-name="ce2" office:value-type="string">
            <text:p>葭</text:p>
          </table:table-cell>
          <table:table-cell table:style-name="ce7" office:value-type="float" office:value="4767">
            <text:p>4767</text:p>
          </table:table-cell>
          <table:table-cell table:style-name="ce12" office:value-type="string">
            <text:p>ɣwej</text:p>
          </table:table-cell>
          <table:table-cell table:style-name="ce14" office:value-type="string">
            <text:p>1_33</text:p>
          </table:table-cell>
          <table:table-cell table:style-name="ce17" office:value-type="string">
            <text:p>鬥</text:p>
          </table:table-cell>
          <table:table-cell table:style-name="ce17"/>
          <table:table-cell table:style-name="ce5" office:value-type="string">
            <text:p>nɤmqe</text:p>
          </table:table-cell>
          <table:table-cell table:style-name="ce5" table:number-columns-repeated="2"/>
          <table:table-cell office:value-type="string">
            <text:p>gx</text:p>
          </table:table-cell>
          <table:table-cell table:style-name="ce5" table:number-columns-repeated="1014"/>
        </table:table-row>
        <table:table-row table:style-name="ro2">
          <table:table-cell table:style-name="ce4" office:value-type="string">
            <text:p>漢</text:p>
          </table:table-cell>
          <table:table-cell table:style-name="ce6" office:value-type="float" office:value="5689">
            <text:p>5689</text:p>
          </table:table-cell>
          <table:table-cell table:style-name="ce12" office:value-type="string">
            <text:p>ɣa</text:p>
          </table:table-cell>
          <table:table-cell table:style-name="ce14" office:value-type="string">
            <text:p>1_17</text:p>
          </table:table-cell>
          <table:table-cell table:style-name="ce17" office:value-type="string">
            <text:p>戶</text:p>
          </table:table-cell>
          <table:table-cell table:style-name="ce17"/>
          <table:table-cell table:style-name="ce5" office:value-type="string">
            <text:p>kɯm</text:p>
          </table:table-cell>
          <table:table-cell table:style-name="ce5"/>
          <table:table-cell table:style-name="ce22" office:value-type="string">
            <text:p>ʁe</text:p>
          </table:table-cell>
          <table:table-cell office:value-type="string">
            <text:p>gx</text:p>
          </table:table-cell>
          <table:table-cell table:style-name="ce5" table:number-columns-repeated="1014"/>
        </table:table-row>
        <table:table-row table:style-name="ro2">
          <table:table-cell table:style-name="ce1" office:value-type="string">
            <text:p>夫</text:p>
          </table:table-cell>
          <table:table-cell table:style-name="ce6" office:value-type="float" office:value="2045">
            <text:p>2045</text:p>
          </table:table-cell>
          <table:table-cell table:style-name="ce12" office:value-type="string">
            <text:p>.o</text:p>
          </table:table-cell>
          <table:table-cell table:style-name="ce14" office:value-type="string">
            <text:p>2_42</text:p>
          </table:table-cell>
          <table:table-cell table:style-name="ce17" office:value-type="string">
            <text:p>酒</text:p>
          </table:table-cell>
          <table:table-cell table:style-name="ce17"/>
          <table:table-cell table:style-name="ce21" table:number-columns-repeated="2"/>
          <table:table-cell table:style-name="ce22" office:value-type="string">
            <text:p>vʚ </text:p>
          </table:table-cell>
          <table:table-cell table:style-name="ce5" office:value-type="string">
            <text:p>gj</text:p>
          </table:table-cell>
          <table:table-cell table:number-columns-repeated="3"/>
          <table:table-cell table:style-name="ce5" table:number-columns-repeated="1011"/>
        </table:table-row>
        <table:table-row table:style-name="ro2">
          <table:table-cell table:style-name="ce1" office:value-type="string">
            <text:p>復</text:p>
          </table:table-cell>
          <table:table-cell table:style-name="ce6" office:value-type="float" office:value="2082">
            <text:p>2082</text:p>
          </table:table-cell>
          <table:table-cell table:style-name="ce12" office:value-type="string">
            <text:p>.jɨr</text:p>
          </table:table-cell>
          <table:table-cell table:style-name="ce14" office:value-type="string">
            <text:p>1_86</text:p>
          </table:table-cell>
          <table:table-cell table:style-name="ce17" office:value-type="string">
            <text:p>問</text:p>
          </table:table-cell>
          <table:table-cell table:style-name="ce17"/>
          <table:table-cell table:style-name="ce5" table:number-columns-repeated="2"/>
          <table:table-cell table:style-name="ce5" office:value-type="string">
            <text:p>rje</text:p>
          </table:table-cell>
          <table:table-cell table:style-name="ce5" office:value-type="string">
            <text:p>gj</text:p>
          </table:table-cell>
          <table:table-cell table:style-name="ce5" table:number-columns-repeated="1014"/>
        </table:table-row>
        <table:table-row table:style-name="ro2">
          <table:table-cell table:style-name="ce1" office:value-type="string">
            <text:p>組</text:p>
          </table:table-cell>
          <table:table-cell table:style-name="ce6" office:value-type="float" office:value="1278">
            <text:p>1278</text:p>
          </table:table-cell>
          <table:table-cell table:style-name="ce12" office:value-type="string">
            <text:p>.jɨ</text:p>
          </table:table-cell>
          <table:table-cell table:style-name="ce14" office:value-type="string">
            <text:p>2_28</text:p>
          </table:table-cell>
          <table:table-cell table:style-name="ce17" office:value-type="string">
            <text:p>謂</text:p>
          </table:table-cell>
          <table:table-cell table:style-name="ce17"/>
          <table:table-cell table:style-name="ce5" table:number-columns-repeated="2"/>
          <table:table-cell table:style-name="ce5" office:value-type="string">
            <text:p>jə</text:p>
          </table:table-cell>
          <table:table-cell table:style-name="ce5" office:value-type="string">
            <text:p>gj</text:p>
          </table:table-cell>
          <table:table-cell table:style-name="ce23"/>
          <table:table-cell table:style-name="ce5" table:number-columns-repeated="1013"/>
        </table:table-row>
        <table:table-row table:style-name="ro4">
          <table:table-cell table:style-name="ce2" office:value-type="string">
            <text:p>忝</text:p>
          </table:table-cell>
          <table:table-cell table:style-name="ce7" office:value-type="float" office:value="3177">
            <text:p>3177</text:p>
          </table:table-cell>
          <table:table-cell table:style-name="ce13" office:value-type="string">
            <text:p>kur</text:p>
          </table:table-cell>
          <table:table-cell table:style-name="ce15" office:value-type="string">
            <text:p>2_69</text:p>
          </table:table-cell>
          <table:table-cell table:style-name="ce17" office:value-type="string">
            <text:p>寒</text:p>
          </table:table-cell>
          <table:table-cell table:style-name="ce17"/>
          <table:table-cell table:style-name="ce5" table:number-columns-repeated="2"/>
          <table:table-cell table:style-name="ce5" office:value-type="string">
            <text:p>rkʰʚ</text:p>
          </table:table-cell>
          <table:table-cell table:style-name="ce5" office:value-type="string">
            <text:p>gj</text:p>
          </table:table-cell>
          <table:table-cell table:style-name="ce5" office:value-type="string">
            <text:p>?</text:p>
          </table:table-cell>
          <table:table-cell table:style-name="ce5" table:number-columns-repeated="1013"/>
        </table:table-row>
        <table:table-row table:style-name="ro2">
          <table:table-cell table:style-name="ce1" office:value-type="string">
            <text:p>稿</text:p>
          </table:table-cell>
          <table:table-cell table:style-name="ce6" office:value-type="string">
            <text:p>0524</text:p>
          </table:table-cell>
          <table:table-cell table:style-name="ce12" office:value-type="string">
            <text:p>dzju</text:p>
          </table:table-cell>
          <table:table-cell table:style-name="ce14" office:value-type="string">
            <text:p>1_02</text:p>
          </table:table-cell>
          <table:table-cell table:style-name="ce16" table:number-columns-repeated="2"/>
          <table:table-cell table:style-name="ce5" office:value-type="string">
            <text:p>ndzɯ</text:p>
          </table:table-cell>
          <table:table-cell table:style-name="ce5" table:number-columns-repeated="2"/>
          <table:table-cell office:value-type="string">
            <text:p>gj</text:p>
          </table:table-cell>
          <table:table-cell table:style-name="ce5" table:number-columns-repeated="3"/>
          <table:table-cell/>
          <table:table-cell table:style-name="ce5" table:number-columns-repeated="1010"/>
        </table:table-row>
        <table:table-row table:style-name="ro3">
          <table:table-cell table:style-name="ce5"/>
          <table:table-cell table:style-name="ce10" office:value-type="float" office:value="1093">
            <text:p>1093</text:p>
          </table:table-cell>
          <table:table-cell table:style-name="ce10" office:value-type="string">
            <text:p>rar</text:p>
          </table:table-cell>
          <table:table-cell table:style-name="ce5"/>
          <table:table-cell table:style-name="ce16"/>
          <table:table-cell table:style-name="ce16" office:value-type="string">
            <text:p>brag</text:p>
          </table:table-cell>
          <table:table-cell table:style-name="ce5" table:number-columns-repeated="3"/>
          <table:table-cell table:style-name="ce5" office:value-type="string">
            <text:p>gj</text:p>
          </table:table-cell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6"/>
          <table:table-cell table:number-columns-repeated="2"/>
          <table:table-cell table:style-name="ce5" table:number-columns-repeated="1010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2"/>
          <table:table-cell/>
          <table:table-cell table:style-name="ce5" table:number-columns-repeated="1011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 table:number-columns-repeated="2"/>
          <table:table-cell table:style-name="ce5" table:number-columns-repeated="1009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 table:number-rows-repeated="2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1010"/>
        </table:table-row>
        <table:table-row table:style-name="ro3" table:number-rows-repeated="4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/>
          <table:table-cell table:style-name="ce5" table:number-columns-repeated="1010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 table:number-rows-repeated="2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/>
          <table:table-cell table:style-name="ce11" table:number-columns-repeated="2"/>
          <table:table-cell/>
          <table:table-cell table:style-name="ce19" table:number-columns-repeated="2"/>
          <table:table-cell table:style-name="ce21" table:number-columns-repeated="3"/>
          <table:table-cell table:number-columns-repeated="3"/>
          <table:table-cell table:style-name="ce5" table:number-columns-repeated="1012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 table:number-columns-repeated="2"/>
          <table:table-cell table:style-name="ce5" table:number-columns-repeated="1009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6"/>
          <table:table-cell/>
          <table:table-cell table:style-name="ce5" table:number-columns-repeated="1011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/>
          <table:table-cell table:style-name="ce5" table:number-columns-repeated="1010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 table:number-columns-repeated="2"/>
          <table:table-cell table:style-name="ce5" table:number-columns-repeated="1009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9" table:number-columns-repeated="2"/>
          <table:table-cell table:style-name="ce21" table:number-columns-repeated="3"/>
          <table:table-cell table:style-name="ce5" table:number-columns-repeated="1015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7"/>
          <table:table-cell/>
          <table:table-cell table:style-name="ce5" table:number-columns-repeated="1010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3"/>
          <table:table-cell table:number-columns-repeated="2"/>
          <table:table-cell table:style-name="ce5" table:number-columns-repeated="1013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3"/>
          <table:table-cell/>
          <table:table-cell table:style-name="ce5" table:number-columns-repeated="1010"/>
        </table:table-row>
        <table:table-row table:style-name="ro3" table:number-rows-repeated="2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6"/>
          <table:table-cell/>
          <table:table-cell table:style-name="ce5" table:number-columns-repeated="1011"/>
        </table:table-row>
        <table:table-row table:style-name="ro3">
          <table:table-cell table:style-name="ce5"/>
          <table:table-cell table:style-name="ce11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9" table:number-columns-repeated="2"/>
          <table:table-cell table:style-name="ce21" table:number-columns-repeated="3"/>
          <table:table-cell/>
          <table:table-cell table:style-name="ce5" table:number-columns-repeated="2"/>
          <table:table-cell table:style-name="ce24"/>
          <table:table-cell table:style-name="ce5" table:number-columns-repeated="1011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1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/>
          <table:table-cell table:style-name="ce11"/>
          <table:table-cell table:style-name="ce5"/>
          <table:table-cell table:style-name="ce19" table:number-columns-repeated="2"/>
          <table:table-cell table:style-name="ce21" table:number-columns-repeated="3"/>
          <table:table-cell table:style-name="ce5" table:number-columns-repeated="1015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9" table:number-columns-repeated="2"/>
          <table:table-cell table:style-name="ce21" table:number-columns-repeated="3"/>
          <table:table-cell table:style-name="ce5" table:number-columns-repeated="1015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 table:number-rows-repeated="2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/>
          <table:table-cell table:style-name="ce5" table:number-columns-repeated="1010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6"/>
          <table:table-cell/>
          <table:table-cell table:style-name="ce5" table:number-columns-repeated="1011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1"/>
          <table:table-cell table:style-name="ce10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7"/>
          <table:table-cell/>
          <table:table-cell table:style-name="ce5" table:number-columns-repeated="1010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3"/>
          <table:table-cell/>
          <table:table-cell table:style-name="ce5" table:number-columns-repeated="1014"/>
        </table:table-row>
        <table:table-row table:style-name="ro3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>
          <table:table-cell/>
          <table:table-cell table:style-name="ce11" table:number-columns-repeated="2"/>
          <table:table-cell/>
          <table:table-cell table:style-name="ce19" table:number-columns-repeated="2"/>
          <table:table-cell table:style-name="ce21" table:number-columns-repeated="3"/>
          <table:table-cell table:number-columns-repeated="2"/>
          <table:table-cell table:style-name="ce5" table:number-columns-repeated="1013"/>
        </table:table-row>
        <table:table-row table:style-name="ro3" table:number-rows-repeated="74">
          <table:table-cell/>
          <table:table-cell table:style-name="ce11" table:number-columns-repeated="2"/>
          <table:table-cell/>
          <table:table-cell table:style-name="ce19" table:number-columns-repeated="2"/>
          <table:table-cell table:style-name="ce21" table:number-columns-repeated="3"/>
          <table:table-cell table:number-columns-repeated="5"/>
          <table:table-cell table:style-name="ce5" table:number-columns-repeated="1010"/>
        </table:table-row>
        <table:table-row table:style-name="ro3" table:number-rows-repeated="65369">
          <table:table-cell table:style-name="ce5"/>
          <table:table-cell table:style-name="ce10" table:number-columns-repeated="2"/>
          <table:table-cell table:style-name="ce5"/>
          <table:table-cell table:style-name="ce16" table:number-columns-repeated="2"/>
          <table:table-cell table:style-name="ce5" table:number-columns-repeated="101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3" table:number-rows-repeated="65535">
          <table:table-cell/>
        </table:table-row>
        <table:table-row table:style-name="ro3">
          <table:table-cell/>
        </table:table-row>
      </table:table>
      <table:database-ranges>
        <table:database-range table:target-range-address="Feuille1.A1:Feuille1.AMJ65536" table:contains-header="false"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haris SIL" svg:font-family="'Charis SIL'"/>
    <style:font-face style:name="Mojikyo M202" svg:font-family="'Mojikyo M202'"/>
    <style:font-face style:name="Mojikyo M203" svg:font-family="'Mojikyo M203'"/>
    <style:font-face style:name="SimSun-Identity-H" svg:font-family="SimSun-Identity-H"/>
    <style:font-face style:name="宋体" svg:font-family="宋体"/>
    <style:font-face style:name="Cambria" svg:font-family="Cambria" style:font-family-generic="roman"/>
    <style:font-face style:name="Times New Roman1" svg:font-family="'Times New Roman'" style:font-family-generic="roman"/>
    <style:font-face style:name="Calibri" svg:font-family="Calibri" style:font-family-generic="swiss"/>
    <style:font-face style:name="Charis SIL1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￥</number:text>
      <number:number number:decimal-places="0" number:min-integer-digits="1" number:grouping="true"/>
    </number:number-style>
    <number:number-style style:name="N141">
      <number:text>￥-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￥</number:text>
      <number:number number:decimal-places="0" number:min-integer-digits="1" number:grouping="true"/>
    </number:number-style>
    <number:number-style style:name="N142">
      <style:text-properties fo:color="#ff0000"/>
      <number:text>￥-</number:text>
      <number:number number:decimal-places="0" number:min-integer-digits="1" number:grouping="true"/>
      <style:map style:condition="value()&gt;=0" style:apply-style-name="N142P0"/>
    </number:number-style>
    <number:number-style style:name="N144P0" style:volatile="true">
      <number:text>￥</number:text>
      <number:number number:decimal-places="2" number:min-integer-digits="1" number:grouping="true"/>
    </number:number-style>
    <number:number-style style:name="N144">
      <number:text>￥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text>￥</number:text>
      <number:number number:decimal-places="2" number:min-integer-digits="1" number:grouping="true"/>
    </number:number-style>
    <number:number-style style:name="N145">
      <style:text-properties fo:color="#ff0000"/>
      <number:text>￥-</number:text>
      <number:number number:decimal-places="2" number:min-integer-digits="1" number:grouping="true"/>
      <style:map style:condition="value()&gt;=0" style:apply-style-name="N145P0"/>
    </number:number-style>
    <number:number-style style:name="N149P0" style:volatile="true">
      <number:text> ￥</number:text>
      <number:number number:decimal-places="0" number:min-integer-digits="1" number:grouping="true"/>
      <number:text> </number:text>
    </number:number-style>
    <number:number-style style:name="N149P1" style:volatile="true">
      <number:text> ￥-</number:text>
      <number:number number:decimal-places="0" number:min-integer-digits="1" number:grouping="true"/>
      <number:text> </number:text>
    </number:number-style>
    <number:number-style style:name="N149P2" style:volatile="true">
      <number:text> ￥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</number:text>
      <number:number number:decimal-places="0" number:min-integer-digits="1" number:grouping="true"/>
      <number:text> </number:text>
    </number:number-style>
    <number:number-style style:name="N153P1" style:volatile="true">
      <number:text> -</number:text>
      <number:number number:decimal-places="0" number:min-integer-digits="1" number:grouping="true"/>
      <number:text> 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￥</number:text>
      <number:number number:decimal-places="2" number:min-integer-digits="1" number:grouping="true"/>
      <number:text> </number:text>
    </number:number-style>
    <number:number-style style:name="N157P1" style:volatile="true">
      <number:text> ￥-</number:text>
      <number:number number:decimal-places="2" number:min-integer-digits="1" number:grouping="true"/>
      <number:text> </number:text>
    </number:number-style>
    <number:number-style style:name="N157P2" style:volatile="true">
      <number:text> ￥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</number:text>
      <number:number number:decimal-places="2" number:min-integer-digits="1" number:grouping="true"/>
      <number:text> </number:text>
    </number:number-style>
    <number:number-style style:name="N161P1" style:volatile="true">
      <number:text> -</number:text>
      <number:number number:decimal-places="2" number:min-integer-digits="1" number:grouping="true"/>
      <number:text> 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</number:time-style>
    <number:date-style style:name="N163">
      <number:year number:style="long"/>
      <number:text>/</number:text>
      <number:month/>
      <number:text>/</number:text>
      <number:day/>
    </number:date-style>
    <number:currency-style style:name="N16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4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 style:vertical-align="middle"/>
      <style:text-properties style:font-name="宋体" fo:font-size="12pt" style:font-name-asian="宋体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" style:family="table-cell" style:parent-style-name="Default">
      <style:table-cell-properties fo:background-color="#ffffcc" style:diagonal-bl-tr="none" style:diagonal-tl-br="none" fo:border="0.035cm solid #c0c0c0"/>
    </style:style>
    <style:style style:name="Entré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" style:display-name="Titr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" style:display-name="Titre 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" style:display-name="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" style:display-name="20 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" style:display-name="20 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" style:display-name="20 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" style:display-name="2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" style:display-name="20 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" style:display-name="20 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" style:display-name="40 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" style:display-name="40 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" style:display-name="40 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" style:display-name="40 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" style:display-name="40 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" style:display-name="40 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" style:display-name="60 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" style:display-name="60 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" style:display-name="60 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" style:display-name="60 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" style:display-name="60 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" style:display-name="60 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" style:display-name="Avertissemen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" style:display-name="Calcul 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" style:display-name="Cellule liée 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" style:display-name="Commentaire 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" style:display-name="Entrée 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" style:display-name="Insatisfaisant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" style:display-name="Neutre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" style:display-name="Satisfaisant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" style:display-name="Sortie 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" style:display-name="Texte explicatif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2" style:display-name="Titr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" style:display-name="Titre 1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" style:display-name="Titre 2 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" style:display-name="Titre 3 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" style:display-name="Titre 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" style:display-name="Total 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" style:display-name="Vérification 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" style:display-name="常规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2" style:display-name="20 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2" style:display-name="20 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2" style:display-name="20 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2" style:display-name="2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2" style:display-name="20 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2" style:display-name="20 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2" style:display-name="40 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2" style:display-name="40 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2" style:display-name="40 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2" style:display-name="40 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2" style:display-name="40 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2" style:display-name="40 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2" style:display-name="60 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2" style:display-name="60 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2" style:display-name="60 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2" style:display-name="60 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2" style:display-name="60 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2" style:display-name="60 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2" style:display-name="Avertissemen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2" style:display-name="Calcul 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2" style:display-name="Cellule liée 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2" style:display-name="Commentaire 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2" style:display-name="Entrée 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2" style:display-name="Insatisfaisant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2" style:display-name="Neutre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2" style:display-name="Satisfaisant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2" style:display-name="Sortie 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2" style:display-name="Texte explicatif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3" style:display-name="Titr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2" style:display-name="Titre 1 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2" style:display-name="Titre 2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2" style:display-name="Titre 3 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2" style:display-name="Titre 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2" style:display-name="Vérification 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2" style:display-name="常规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3" style:display-name="20 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3" style:display-name="20 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3" style:display-name="20 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3" style:display-name="2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3" style:display-name="20 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3" style:display-name="20 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3" style:display-name="40 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3" style:display-name="40 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3" style:display-name="40 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3" style:display-name="40 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3" style:display-name="40 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3" style:display-name="40 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3" style:display-name="60 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3" style:display-name="60 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3" style:display-name="60 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3" style:display-name="60 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3" style:display-name="60 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3" style:display-name="60 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3" style:display-name="Avertissemen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3" style:display-name="Calcul 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3" style:display-name="Cellule liée 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3" style:display-name="Commentaire 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3" style:display-name="Entrée 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3" style:display-name="Insatisfaisant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3" style:display-name="Neutre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3" style:display-name="Satisfaisant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3" style:display-name="Sortie 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3" style:display-name="Texte explicatif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4" style:display-name="Titr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3" style:display-name="Titre 1 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3" style:display-name="Titre 2 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3" style:display-name="Titre 3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3" style:display-name="Titre 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3" style:display-name="Vérification 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3" style:display-name="常规_Sheet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4" style:display-name="20 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4" style:display-name="20 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4" style:display-name="20 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4" style:display-name="2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4" style:display-name="20 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4" style:display-name="20 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4" style:display-name="40 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4" style:display-name="40 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4" style:display-name="40 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4" style:display-name="40 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4" style:display-name="40 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4" style:display-name="40 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4" style:display-name="60 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4" style:display-name="60 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4" style:display-name="60 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4" style:display-name="60 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4" style:display-name="60 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4" style:display-name="60 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4" style:display-name="Avertissemen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4" style:display-name="Calcul 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4" style:display-name="Cellule liée 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4" style:display-name="Commentaire 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4" style:display-name="Entrée 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4" style:display-name="Insatisfaisant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4" style:display-name="Neutre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4" style:display-name="Satisfaisant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4" style:display-name="Sortie 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4" style:display-name="Texte explicatif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5" style:display-name="Titr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4" style:display-name="Titre 1 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4" style:display-name="Titre 2 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4" style:display-name="Titre 3 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4" style:display-name="Titre 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4" style:display-name="Vérification 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4" style:display-name="常规_Sheet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5" style:display-name="20 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5" style:display-name="20 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5" style:display-name="20 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5" style:display-name="2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5" style:display-name="20 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5" style:display-name="20 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5" style:display-name="40 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5" style:display-name="40 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5" style:display-name="40 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5" style:display-name="40 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5" style:display-name="40 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5" style:display-name="40 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5" style:display-name="60 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5" style:display-name="60 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5" style:display-name="60 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5" style:display-name="60 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5" style:display-name="60 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5" style:display-name="60 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5" style:display-name="Avertissemen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5" style:display-name="Calcul 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5" style:display-name="Cellule liée 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5" style:display-name="Commentaire 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5" style:display-name="Entrée 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5" style:display-name="Insatisfaisant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5" style:display-name="Neutre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5" style:display-name="Satisfaisant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5" style:display-name="Sortie 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5" style:display-name="Texte explicatif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6" style:display-name="Titr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5" style:display-name="Titre 1 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5" style:display-name="Titre 2 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5" style:display-name="Titre 3 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5" style:display-name="Titre 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5" style:display-name="Vérification 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5" style:display-name="常规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6" style:display-name="20 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6" style:display-name="20 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6" style:display-name="20 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6" style:display-name="2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6" style:display-name="20 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6" style:display-name="20 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6" style:display-name="40 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6" style:display-name="40 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6" style:display-name="40 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6" style:display-name="40 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6" style:display-name="40 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6" style:display-name="40 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6" style:display-name="60 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6" style:display-name="60 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6" style:display-name="60 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6" style:display-name="60 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6" style:display-name="60 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6" style:display-name="60 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6" style:display-name="Avertissemen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6" style:display-name="Calcul 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6" style:display-name="Cellule liée 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6" style:display-name="Commentaire 6" style:family="table-cell" style:parent-style-name="Default">
      <style:table-cell-properties fo:background-color="#ffffcc" style:diagonal-bl-tr="none" style:diagonal-tl-br="none" fo:border="0.035cm solid #c0c0c0"/>
    </style:style>
    <style:style style:name="Entrée_20_6" style:display-name="Entrée 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6" style:display-name="Insatisfaisant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6" style:display-name="Neutre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6" style:display-name="Satisfaisant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6" style:display-name="Sortie 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6" style:display-name="Texte explicatif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7" style:display-name="Titr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6" style:display-name="Titre 1 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6" style:display-name="Titre 2 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6" style:display-name="Titre 3 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6" style:display-name="Titre 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6" style:display-name="Vérification 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6" style:display-name="常规_Sheet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7" style:display-name="20 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7" style:display-name="20 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7" style:display-name="20 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7" style:display-name="2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7" style:display-name="20 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7" style:display-name="20 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7" style:display-name="40 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7" style:display-name="40 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7" style:display-name="40 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7" style:display-name="40 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7" style:display-name="40 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7" style:display-name="40 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7" style:display-name="60 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7" style:display-name="60 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7" style:display-name="60 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7" style:display-name="60 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7" style:display-name="60 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7" style:display-name="60 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7" style:display-name="Avertissemen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7" style:display-name="Calcul 7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7" style:display-name="Cellule liée 7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7" style:display-name="Commentaire 7" style:family="table-cell" style:parent-style-name="Default">
      <style:table-cell-properties fo:background-color="#ffffcc" style:diagonal-bl-tr="none" style:diagonal-tl-br="none" fo:border="0.035cm solid #c0c0c0"/>
    </style:style>
    <style:style style:name="Entrée_20_7" style:display-name="Entrée 7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7" style:display-name="Insatisfaisant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7" style:display-name="Neutre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7" style:display-name="Satisfaisant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7" style:display-name="Sortie 7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7" style:display-name="Texte explicatif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8" style:display-name="Titr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7" style:display-name="Titre 1 7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7" style:display-name="Titre 2 7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7" style:display-name="Titre 3 7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7" style:display-name="Titre 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7" style:display-name="Vérification 7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7" style:display-name="常规_Sheet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8" style:display-name="20 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8" style:display-name="20 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8" style:display-name="20 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8" style:display-name="2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8" style:display-name="20 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8" style:display-name="20 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8" style:display-name="40 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8" style:display-name="40 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8" style:display-name="40 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8" style:display-name="40 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8" style:display-name="40 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8" style:display-name="40 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8" style:display-name="60 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8" style:display-name="60 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8" style:display-name="60 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8" style:display-name="60 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8" style:display-name="60 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8" style:display-name="60 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8" style:display-name="Avertissemen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8" style:display-name="Calcul 8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8" style:display-name="Cellule liée 8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8" style:display-name="Commentaire 8" style:family="table-cell" style:parent-style-name="Default">
      <style:table-cell-properties fo:background-color="#ffffcc" style:diagonal-bl-tr="none" style:diagonal-tl-br="none" fo:border="0.035cm solid #c0c0c0"/>
    </style:style>
    <style:style style:name="Entrée_20_8" style:display-name="Entrée 8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8" style:display-name="Insatisfaisant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8" style:display-name="Neutre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8" style:display-name="Satisfaisant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8" style:display-name="Sortie 8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8" style:display-name="Texte explicatif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9" style:display-name="Titr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8" style:display-name="Titre 1 8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8" style:display-name="Titre 2 8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8" style:display-name="Titre 3 8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8" style:display-name="Titre 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8" style:display-name="Vérification 8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8" style:display-name="常规_Sheet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9" style:display-name="20 % - Accent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9" style:display-name="20 % - Accent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9" style:display-name="20 % - Accent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9" style:display-name="20 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9" style:display-name="20 % - Accent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9" style:display-name="20 % - Accent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9" style:display-name="40 % - Accent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9" style:display-name="40 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9" style:display-name="40 % - Accent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9" style:display-name="40 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9" style:display-name="40 % - Accent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9" style:display-name="40 % - Accent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9" style:display-name="60 % - Accent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9" style:display-name="60 % - Accent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9" style:display-name="60 % - Accent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9" style:display-name="60 % - 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9" style:display-name="60 % - 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9" style:display-name="60 % - Accent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9" style:display-name="Avertissemen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9" style:display-name="Calcul 9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9" style:display-name="Cellule liée 9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9" style:display-name="Commentaire 9" style:family="table-cell" style:parent-style-name="Default">
      <style:table-cell-properties fo:background-color="#ffffcc" style:diagonal-bl-tr="none" style:diagonal-tl-br="none" fo:border="0.035cm solid #c0c0c0"/>
    </style:style>
    <style:style style:name="Entrée_20_9" style:display-name="Entrée 9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9" style:display-name="Insatisfaisant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9" style:display-name="Neutre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9" style:display-name="Satisfaisant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9" style:display-name="Sortie 9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9" style:display-name="Texte explicatif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0" style:display-name="Titre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9" style:display-name="Titre 1 9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9" style:display-name="Titre 2 9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9" style:display-name="Titre 3 9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9" style:display-name="Titre 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9" style:display-name="Vérification 9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9" style:display-name="常规_Sheet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0" style:display-name="20 % - Accent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0" style:display-name="20 % - Accent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0" style:display-name="20 % - Accent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0" style:display-name="20 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0" style:display-name="20 % - Accent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0" style:display-name="20 % - Accent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0" style:display-name="40 % - Accent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0" style:display-name="40 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0" style:display-name="40 % - Accent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0" style:display-name="40 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0" style:display-name="40 % - Accent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0" style:display-name="40 % - Accent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0" style:display-name="60 % - Accent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0" style:display-name="60 % - Accent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0" style:display-name="60 % - Accent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0" style:display-name="60 % - 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0" style:display-name="60 % - 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0" style:display-name="60 % - Accent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0" style:display-name="Avertissemen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0" style:display-name="Calcul 10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0" style:display-name="Cellule liée 10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0" style:display-name="Commentaire 10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0" style:display-name="Entrée 10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0" style:display-name="Insatisfaisant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0" style:display-name="Neutre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0" style:display-name="Satisfaisant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0" style:display-name="Sortie 10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0" style:display-name="Texte explicatif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1" style:display-name="Titre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0" style:display-name="Titre 1 10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0" style:display-name="Titre 2 10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0" style:display-name="Titre 3 10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0" style:display-name="Titre 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0" style:display-name="Vérification 10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0" style:display-name="常规_Sheet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1" style:display-name="20 % - Accent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1" style:display-name="20 % - Accent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1" style:display-name="20 % - Accent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1" style:display-name="20 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1" style:display-name="20 % - Accent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1" style:display-name="20 % - Accent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1" style:display-name="40 % - Accent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1" style:display-name="40 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1" style:display-name="40 % - Accent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1" style:display-name="40 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1" style:display-name="40 % - Accent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1" style:display-name="40 % - Accent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1" style:display-name="60 % - Accent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1" style:display-name="60 % - Accent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1" style:display-name="60 % - Accent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1" style:display-name="60 % - 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1" style:display-name="60 % - 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1" style:display-name="60 % - Accent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1" style:display-name="Avertissemen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1" style:display-name="Calcul 11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1" style:display-name="Cellule liée 11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1" style:display-name="Commentaire 11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1" style:display-name="Entrée 11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1" style:display-name="Insatisfaisant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1" style:display-name="Neutre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1" style:display-name="Satisfaisant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1" style:display-name="Sortie 11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1" style:display-name="Texte explicatif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2" style:display-name="Titre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1" style:display-name="Titre 1 1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1" style:display-name="Titre 2 11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1" style:display-name="Titre 3 11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1" style:display-name="Titre 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1" style:display-name="Vérification 11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1" style:display-name="常规_Sheet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2" style:display-name="20 % - Accent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2" style:display-name="20 % - Accent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2" style:display-name="20 % - Accent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2" style:display-name="20 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2" style:display-name="20 % - Accent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2" style:display-name="20 % - Accent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2" style:display-name="40 % - Accent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2" style:display-name="40 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2" style:display-name="40 % - Accent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2" style:display-name="40 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2" style:display-name="40 % - Accent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2" style:display-name="40 % - Accent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2" style:display-name="60 % - Accent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2" style:display-name="60 % - Accent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2" style:display-name="60 % - Accent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2" style:display-name="60 % - 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2" style:display-name="60 % - 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2" style:display-name="60 % - Accent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2" style:display-name="Avertissemen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2" style:display-name="Calcul 12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2" style:display-name="Cellule liée 12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2" style:display-name="Commentaire 12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2" style:display-name="Entrée 12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2" style:display-name="Insatisfaisant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2" style:display-name="Neutre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2" style:display-name="Satisfaisant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2" style:display-name="Sortie 12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2" style:display-name="Texte explicatif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3" style:display-name="Titre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2" style:display-name="Titre 1 12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2" style:display-name="Titre 2 1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2" style:display-name="Titre 3 12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2" style:display-name="Titre 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2" style:display-name="Vérification 12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2" style:display-name="常规_Sheet1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3" style:display-name="20 % - Accent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3" style:display-name="20 % - Accent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3" style:display-name="20 % - Accent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3" style:display-name="20 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3" style:display-name="20 % - Accent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3" style:display-name="20 % - Accent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3" style:display-name="40 % - Accent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3" style:display-name="40 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3" style:display-name="40 % - Accent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3" style:display-name="40 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3" style:display-name="40 % - Accent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3" style:display-name="40 % - Accent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3" style:display-name="60 % - Accent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3" style:display-name="60 % - Accent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3" style:display-name="60 % - Accent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3" style:display-name="60 % - 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3" style:display-name="60 % - 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3" style:display-name="60 % - Accent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3" style:display-name="Avertissemen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3" style:display-name="Calcul 13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3" style:display-name="Cellule liée 13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3" style:display-name="Commentaire 13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3" style:display-name="Entrée 13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3" style:display-name="Insatisfaisant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3" style:display-name="Neutre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3" style:display-name="Satisfaisant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3" style:display-name="Sortie 13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3" style:display-name="Texte explicatif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4" style:display-name="Titre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3" style:display-name="Titre 1 13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3" style:display-name="Titre 2 13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3" style:display-name="Titre 3 1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3" style:display-name="Titre 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3" style:display-name="Vérification 13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3" style:display-name="常规_Sheet1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4" style:display-name="20 % - Accent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4" style:display-name="20 % - Accent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4" style:display-name="20 % - Accent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4" style:display-name="20 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4" style:display-name="20 % - Accent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4" style:display-name="20 % - Accent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4" style:display-name="40 % - Accent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4" style:display-name="40 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4" style:display-name="40 % - Accent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4" style:display-name="40 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4" style:display-name="40 % - Accent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4" style:display-name="40 % - Accent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4" style:display-name="60 % - Accent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4" style:display-name="60 % - Accent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4" style:display-name="60 % - Accent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4" style:display-name="60 % - 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4" style:display-name="60 % - 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4" style:display-name="60 % - Accent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4" style:display-name="Avertissemen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4" style:display-name="Calcul 14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4" style:display-name="Cellule liée 14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4" style:display-name="Commentaire 14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4" style:display-name="Entrée 14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4" style:display-name="Insatisfaisant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4" style:display-name="Neutre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4" style:display-name="Satisfaisant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4" style:display-name="Sortie 14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4" style:display-name="Texte explicatif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5" style:display-name="Titre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4" style:display-name="Titre 1 14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4" style:display-name="Titre 2 14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4" style:display-name="Titre 3 14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4" style:display-name="Titre 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4" style:display-name="Vérification 14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4" style:display-name="常规_Sheet1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5" style:display-name="20 % - Accent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5" style:display-name="20 % - Accent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5" style:display-name="20 % - Accent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5" style:display-name="20 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5" style:display-name="20 % - Accent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5" style:display-name="20 % - Accent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5" style:display-name="40 % - Accent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5" style:display-name="40 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5" style:display-name="40 % - Accent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5" style:display-name="40 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5" style:display-name="40 % - Accent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5" style:display-name="40 % - Accent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5" style:display-name="60 % - Accent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5" style:display-name="60 % - Accent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5" style:display-name="60 % - Accent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5" style:display-name="60 % - 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5" style:display-name="60 % - 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5" style:display-name="60 % - Accent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5" style:display-name="Avertissemen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5" style:display-name="Calcul 15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5" style:display-name="Cellule liée 15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5" style:display-name="Commentaire 15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5" style:display-name="Entrée 15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5" style:display-name="Insatisfaisant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5" style:display-name="Neutre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5" style:display-name="Satisfaisant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5" style:display-name="Sortie 15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5" style:display-name="Texte explicatif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6" style:display-name="Titre 1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5" style:display-name="Titre 1 15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5" style:display-name="Titre 2 15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5" style:display-name="Titre 3 15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5" style:display-name="Titre 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5" style:display-name="Vérification 15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5" style:display-name="常规_Sheet1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_32_0_a0__25__20_-_20_Accent1_20_16" style:display-name="20 % - Accent1 1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2_20_16" style:display-name="20 % - Accent2 1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3_20_16" style:display-name="20 % - Accent3 1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4_20_16" style:display-name="20 % - Accent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5_20_16" style:display-name="20 % - Accent5 1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a0__25__20_-_20_Accent6_20_16" style:display-name="20 % - Accent6 1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1_20_16" style:display-name="40 % - Accent1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2_20_16" style:display-name="40 % - Accent2 1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3_20_16" style:display-name="40 % - Accent3 1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4_20_16" style:display-name="40 % - Accent4 1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5_20_16" style:display-name="40 % - Accent5 1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a0__25__20_-_20_Accent6_20_16" style:display-name="40 % - Accent6 1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1_20_16" style:display-name="60 % - Accent1 1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2_20_16" style:display-name="60 % - Accent2 1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3_20_16" style:display-name="60 % - Accent3 1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4_20_16" style:display-name="60 % - Accent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5_20_16" style:display-name="60 % - Accent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a0__25__20_-_20_Accent6_20_16" style:display-name="60 % - Accent6 1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6" style:display-name="Accent1 1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6" style:display-name="Accent2 1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6" style:display-name="Accent3 1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6" style:display-name="Accent4 1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6" style:display-name="Accent5 1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6" style:display-name="Accent6 1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vertissement_20_16" style:display-name="Avertissement 1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_20_16" style:display-name="Calcul 16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lule_20_liée_20_16" style:display-name="Cellule liée 16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entaire_20_16" style:display-name="Commentaire 16" style:family="table-cell" style:parent-style-name="Default">
      <style:table-cell-properties fo:background-color="#ffffcc" style:diagonal-bl-tr="none" style:diagonal-tl-br="none" fo:border="0.035cm solid #c0c0c0"/>
    </style:style>
    <style:style style:name="Entrée_20_16" style:display-name="Entrée 16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satisfaisant_20_16" style:display-name="Insatisfaisant 1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e_20_16" style:display-name="Neutre 1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atisfaisant_20_16" style:display-name="Satisfaisant 1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ortie_20_16" style:display-name="Sortie 16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e_20_explicatif_20_16" style:display-name="Texte explicatif 1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re_20_17" style:display-name="Titre 1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re_a0_1_20_16" style:display-name="Titre 1 16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itre_a0_2_20_16" style:display-name="Titre 2 16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itre_a0_3_20_16" style:display-name="Titre 3 16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re_a0_4_20_16" style:display-name="Titre 4 1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6" style:display-name="Total 16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Vérification_20_16" style:display-name="Vérification 16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常规_5f_Sheet1_20_16" style:display-name="常规_Sheet1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98cm" fo:margin-right="1.998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7/01/2017</text:date>, <text:time>17:34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3" style:display-name="PageStyle_Sheet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4" style:display-name="PageStyle_Sheet1 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5" style:display-name="PageStyle_Sheet1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6" style:display-name="PageStyle_Sheet1 16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2:13:59.82</meta:creation-date>
    <dc:date>2017-01-07T17:34:12.16</dc:date>
    <meta:editing-duration>PT1H53M32S</meta:editing-duration>
    <meta:editing-cycles>43</meta:editing-cycles>
    <meta:generator>OpenOffice/4.0.1$Win32 OpenOffice.org_project/401m5$Build-9714</meta:generator>
    <dc:creator>Guillaume Jacques</dc:creator>
    <meta:document-statistic meta:table-count="3" meta:cell-count="109" meta:object-count="0"/>
    <meta:user-defined meta:name="Info 1"/>
    <meta:user-defined meta:name="Info 2"/>
    <meta:user-defined meta:name="Info 3"/>
    <meta:user-defined meta:name="Info 4"/>
  </office:meta>
</office:document-meta>
</file>